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DejaVu Sans" svg:font-family="'DejaVu Sans'" style:font-pitch="variable"/>
    <style:font-face style:name="Tahoma" svg:font-family="Tahoma"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Negrita" style:font-family-generic="swiss" style:font-pitch="variable"/>
    <style:font-face style:name="Nimbus Sans L" svg:font-family="'Nimbus Sans L', Arial" style:font-family-generic="swiss" style:font-pitch="variable"/>
  </office:font-face-decls>
  <office:automatic-styles>
    <style:style style:name="P1" style:family="paragraph" style:parent-style-name="Heading_20_1" style:master-page-name="Standard"/>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Lanerako jardunbide nagusiak</text:h>
      <text:p text:style-name="Text_20_body">Gure adierazpenetik, ideia desberdinetatik eta posta zerrendan edota bileretan azaldutako eztabaidetatik abiatuta, ondorengo lerro estrategikoak zehaztu dira:</text:p>
      <text:h text:style-name="Heading_20_3" text:outline-level="3">1. itsasen ezagutaraztea, gizarteratzea eta kanpo-harremanen ezarkuntza eta sustatzea</text:h>
      <text:p text:style-name="Text_20_body">Gure proposamenek unibertsitate, gizarte eta kultura esparru desberdinetan ahalik eta presentzia publikorik handiena izatea nahi dugu. Gainera, itsas osatzen dugunon kopurua gehitzeko bidea izango da.</text:p>
      <text:p text:style-name="Text_20_body">Lan egiteko jardunbide honetan garrantzi berezia dute gure ideien aurrean harkorragoak diren eta hurbilago dauden beste erakunde batzuk, esate baterako:</text:p>
      <text:p text:style-name="puntu">*<text:tab/>Software librearen aldeko beste talde batzuk, adibidez beste unibertsitate batzuetakoak.</text:p>
      <text:p text:style-name="puntu">*<text:tab/>Unibertsitatean erabakitzeko ahalmena duten organoak, bereziki informazio eta komunikazio teknologien gaia jorratzen dutenak.</text:p>
      <text:p text:style-name="puntu">*<text:tab/>Bertako administrazio publikoa.</text:p>
      <text:p text:style-name="puntu">*<text:tab/>Bertako software librearekin erlazionaturiko enpresak.</text:p>
      <text:h text:style-name="Heading_20_3" text:outline-level="3" text:is-list-header="true">2. Heziketa eta sentsibilizazioa</text:h>
      <text:p text:style-name="Text_20_body">Hacker etikaren esanahia, software librearen abantailak eta unibertsitate publikoan software librea sustatzearen koherentzia ahalik eta jende (ikasleak, irakasleak...) gehiagok uler dezan, baliabideak erabili behar dira software eta formatu irekien filosofia azaltzeko, eta horien erabilera bultzatu egin behar da.</text:p>
      <text:p text:style-name="Text_20_body">Heztean eta informatzean datza, masa kritikoa gero eta zabalagoa izateko. Horretarako, jardunaldi edota hitzaldiak, software librea instalatu eta konpartitzeko espazioak (install-party delakoak), kultura librearekin loturiko jarduerak... egin beharko lirateke. Guzti hauek era askotako jendeari zuzenduta leudeke, hau da, irakaskuntza, ikerketa, ikasketa arloetakoei, edukien sakontasuna jasotzaileen ezagutza mailaren arabera moldatuz.</text:p>
      <text:h text:style-name="Heading_20_3" text:outline-level="3" text:is-list-header="true">3. Software libre eta formatu irekien erabilera</text:h>
      <text:p text:style-name="Text_20_body">Maila desberdinetarako software libre eta formatu irekien gehikuntzaz dihardu.</text:p>
      <text:p text:style-name="puntu">*<text:tab/>Gaur egungo sistemetan, formatu itxi edo software pribatiboa dagoen inguru teknologiko eta antolatzaileak migratuz. Migrazio hau ez da beti eramangarria epe laburrera<text:tab/>eta era maila-katu baina finkoan egitea da proposamena, software librea kontuan hartuz etorkizuneko komunikazio eta informazio teknologien planetan (tresnen konparaketa, lizitazioetan, etab).</text:p>
      <text:p text:style-name="puntu">*<text:tab/>Jardunbide honek AZPan, irakasleengan eta ikasleengan du eragina, hain zuzen ere, <text:s/>irakaskuntza, ikerkuntza eta <text:s/>kudeaketa eragiketetarako; eta erabiltzaileari begira dauden sistemak (esaterako, “front-end”, web orrialdeak) eta atzean daudenak (“back-end”) hartzen ditu kontuan.</text:p>
      <text:p text:style-name="puntu">*<text:tab/>Software librea solidaritatearen alorrean ere sar daiteke, bai hemen (gure herri eta hirietako auzoetan), zein nazioartean (Iparralde-Hegoalde kooperazioa unibertsitateko Lankidetzarako Bulegoaren edo elkartasunerako beste talde batzuen bidez) Jardunbide honek inbertsio ekonomikoa dakar softwarearen garapen eta adaptazioan, heziketan, laguntza teknikoan eta arreta zerbitzuan. Ekonomia arloko gabezia dela-ta, beharbada itsasek estaregia honetan egin dezakeen lana mugatuta egongo da. Hala ere, izan daiteke lorpenik ere, esate baterako, unibertsitate mailan, testuen trukerako formatu irekiari balio ofiziala ematea.</text:p>
      <text:p text:style-name="Text_20_body"/>
      <text:p text:style-name="Text_20_body">Hona hemen proposaturiko ekintza batzuk:</text:p>
      <text:p text:style-name="puntu">*<text:tab/>Software eta formatuekin zerikusia duten erabakietan aholkuak eman.</text:p>
      <text:p text:style-name="puntu">*<text:tab/>Sistema eragile libreentzako hardware ekipoak homologatu.</text:p>
      <text:p text:style-name="puntu">*<text:tab/>Abiatze dualeko ekipoak instalatu (libre eta pribatiboa)</text:p>
      <text:p text:style-name="puntu">*<text:tab/>Sistema pribatiboetan software librea erabili.</text:p>
      <text:p text:style-name="puntu">*<text:tab/>Librea eta sendoa den softwarea inplementatu.</text:p>
      <text:p text:style-name="puntu">*<text:tab/>Software desberdinen erabilpenaren neurgailu eta adierazleak definitu eta neurtu (esaterako, Moodle).</text:p>
      <text:h text:style-name="Heading_20_3" text:outline-level="3" text:is-list-header="true">4. Ikerkuntza eta garapeneko jardueretan software librea eta bere filosofia indartzea</text:h>
      <text:p text:style-name="Text_20_body">Ondoko baldintza hauetariko bat betetzen duten lanak (esate baterako, doktoretza tesia, karrera bukaerako egitasmoak,…) era esplizituan aitortzea, saritzea edo positiboki diskriminatzean datza:</text:p>
      <text:p text:style-name="puntu">*<text:tab/>Software libre eta formatu irekiak erabiltzen dituzten lanak.</text:p>
      <text:p text:style-name="puntu">*<text:tab/>Komunitaterako software librea garatzen duten lanak, honela guztiontzako ondare unibertsalak diren jakintzarako baliabideak sortuz.</text:p>
      <text:h text:style-name="Heading_20_3" text:outline-level="3" text:is-list-header="true">5. Ikasketa planetan software librea txertatzea</text:h>
      <text:p text:style-name="Text_20_body">Software libreak karrera teknologikoetatik haratago ere badu eragina, auzi filosofikoa delako eta gainera, haziz doan sektorea da, bertako ekonomian era positiboan eragin dezakeena. Bestalde informazio eta komunikazio teknologien eragina itzela da giza heziketan.</text:p>
      <text:p text:style-name="Text_20_body">Arrazoi hauengatik eta beste batzuengatik, hainbat materiatan –soziologia, arte ederrak, ingeniaritza…- irakaskuntzarako gaitzat hartzea planteatzen da.</text:p>
      <text:h text:style-name="P2" text:outline-level="1">Líneas estratégicas de trabajo</text:h>
      <text:p text:style-name="Text_20_body">Partiendo de nuestro manifiesto y de los distintas ideas y debates habidos en la lista o en reuniones, se establecen estas líneas estratégicas a desarrollar:</text:p>
      <text:h text:style-name="Heading_20_3" text:outline-level="3">1. Difusión de itsas y establecimiento y potenciación de relaciones externas</text:h>
      <text:p text:style-name="Text_20_body">Se pretende que nuestras propuestas tengan una presencia pública lo más amplia posible en distintos ámbitos universitarios, sociales y culturales. Además será una manera de ampliar el número de personas que conformamos itsas.</text:p>
      <text:p text:style-name="Text_20_body">En esta línea de trabajo resultan de especial importancia las relaciones con otras entidades que puedan estar receptivas o próximas a nuestras ideas, como son:</text:p>
      <text:p text:style-name="puntu">*<text:tab/>Otros grupos de software libre, ej. de universidades.</text:p>
      <text:p text:style-name="puntu">*<text:tab/>Los órganos con poder decisorio en la Universidad, especialmente los relacionados con TICs.</text:p>
      <text:p text:style-name="puntu">*<text:tab/>La Administración Pública local.</text:p>
      <text:p text:style-name="puntu">*<text:tab/>Las empresas locales relacionadas con el software libre.</text:p>
      <text:h text:style-name="Heading_20_3" text:outline-level="3">2. Formación y sensibilización</text:h>
      <text:p text:style-name="Text_20_body">A fin de que más personas (alumnado, profesorado...) entiendan el significado verdadero de la ética hacker, las ventajas inherentes al software libre (ver faqs), así como la coherencia de la promoción del software libre a nivel de una universidad pública, hay que dedicar recursos a explicar la filosofía del software y los formatos libres, así como a facilitar el uso de los mismos.</text:p>
      <text:p text:style-name="Text_20_body">Se trata de formar e informar, para ir ganando en masa crítica. Aquí entrarán acciones como jornadas y charlas, espacios para ayudar a instalar e intercambiar software libre (”install-partys”), actividades relacionadas con la cultura libre, etc. Todas ellas destinadas a los distintos públicos con perfiles de docencia, investigación, estudio y adaptando la profundidad de los contenidos según los niveles de conocimiento de aquéllos.</text:p>
      <text:h text:style-name="Heading_20_3" text:outline-level="3">3. Uso de software libre y formatos abiertos</text:h>
      <text:p text:style-name="Text_20_body">Hace referencia a la incorporación del software libre y los formatos abiertos a distintos niveles:</text:p>
      <text:p text:style-name="puntu">* <text:s text:c="5"/>En los sistemas actuales, migrando aquellos entornos tecnológicos y organizativos en los que existan software privativo o formatos cerrados. Esta migración no es siempre viable a corto plazo, y la propuesta es hacerla de forma gradual pero con una dirección firme, incorporando la dimensión del software libre en los planes futuros de TICs (ej. comparativas de herramientas, licitaciones).</text:p>
      <text:p text:style-name="puntu">*<text:tab/>Esta línea afecta al alumnado, al profesorado y al PAS, para las distintas operaciones de docencia, gestión e investigación, y engloba tanto los sistemas de cara al usuario (”front-end”, ej. distintas webs) como los que están detrás (”back-end”).</text:p>
      <text:p text:style-name="puntu"><text:s/>*<text:tab/>Cabe también la inclusión del software libre en el ámbito de la solidaridad, tanto a nivel local ej. barrios de nuestros pueblos y ciudades, como internacional ej. cooperación Norte-Sur a través de la colaboración con la Oficina de Cooperación de la universidad u otros grupos de solidaridad.</text:p>
      <text:p text:style-name="Text_20_body"/>
      <text:p text:style-name="Text_20_body">Esta línea conlleva una inversión económica en actividades como desarrollo y adaptación de software, formación, soporte y atención al público. Es por esa necesidad financiera que quizás el trabajo que itsas pueda llevar a cabo en esta estrategia esté algo limitado. No obstante, también existen logros factibles, como puede ser la declaración de validez oficial de un formato abierto para el intercambio de documentos de texto a nivel de toda la universidad.</text:p>
      <text:p text:style-name="Text_20_body">Algunas acciones propuestas son:</text:p>
      <text:p text:style-name="puntu">*<text:tab/>Participar a nivel consultivo en la toma de decisiones de software y formatos.</text:p>
      <text:p text:style-name="puntu">*<text:tab/>Homologar equipos hardware para sistemas operativos libres.</text:p>
      <text:p text:style-name="puntu">*<text:tab/>Instalar equipos con arranque dual (privativo y libre).</text:p>
      <text:p text:style-name="puntu">*<text:tab/>Emplear software libre en sistemas privativos.</text:p>
      <text:p text:style-name="puntu">*<text:tab/>Implantar software libre que sea robusto y de calidad.</text:p>
      <text:p text:style-name="puntu">*<text:tab/>Definir y medir indicadores del uso de los distintos softwares, ej. Moodle.</text:p>
      <text:h text:style-name="Heading_20_3" text:outline-level="3">4. Potenciación del software libre y su filosofía en actividades de I+D y semejantes</text:h>
      <text:p text:style-name="Text_20_body">Se trata de reconocer de forma explícita, premiar o discriminar positivamente aquellos trabajos de grupos de investigación o personas (ej. tesis doctoral, proyectos de fin de carrera) que:</text:p>
      <text:p text:style-name="puntu">*<text:tab/>empleen software libre y formatos abiertos.</text:p>
      <text:p text:style-name="puntu">*<text:tab/>generen software libre para la comunidad, al crear así recursos de conocimiento que amplían el patrimonio público a nivel universal.</text:p>
      <text:h text:style-name="Heading_20_3" text:outline-level="3">5. Incorporación del software libre a los planes de estudio</text:h>
      <text:p text:style-name="Text_20_body">El software libre tiene un impacto mucho más allá de las carreras tecnológicas al ser una cuestión filosófica, y además constituye un sector creciente, capaz de incidir positivamente en la economía local. Por otra parte, el impacto de las TICs es enorme en numerosos ámbitos de la formación humana.</text:p>
      <text:p text:style-name="Text_20_body">En base a éstas y otras razones, se plantea su incorporación como contenido docente en materias varias: economía, sociología, bellas artes, ingeniería,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DejaVu Sans" svg:font-family="'DejaVu Sans'" style:font-pitch="variable"/>
    <style:font-face style:name="Tahoma" svg:font-family="Tahoma"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Negrita" style:font-family-generic="swiss" style:font-pitch="variable"/>
    <style:font-face style:name="Nimbus Sans L" svg:font-family="'Nimbus Sans L',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 fo:font-size="12pt" fo:language="eu" fo:country="none" style:font-name-asian="DejaVu Sans" style:font-size-asian="12pt" style:font-name-complex="DejaVu San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justify" style:justify-single-word="false"/>
      <style:text-properties style:font-name="DejaVu Sans Condensed"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Heading_20_1" style:display-name="Heading 1" style:family="paragraph" style:parent-style-name="Text_20_body" style:next-style-name="Text_20_body" style:class="text" style:default-outline-level="1">
      <style:paragraph-properties fo:margin-left="0cm" fo:margin-right="0cm" fo:text-align="center" style:justify-single-word="false" fo:text-indent="0cm" style:auto-text-indent="false"/>
      <style:text-properties style:font-name="DejaVu Sans Condensed" fo:font-size="18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indent="0cm" style:auto-text-indent="false"/>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margin-top="0.921cm" fo:margin-bottom="0.21cm" fo:text-indent="0cm" style:auto-text-indent="false"/>
      <style:text-properties style:font-name="DejaVu Sans Condensed1" fo:font-size="14pt" fo:font-weight="bold" style:font-size-asian="14pt" style:font-weight-asian="bold" style:font-size-complex="14pt" style:font-weight-complex="bold"/>
    </style:style>
    <style:style style:name="Heading_20_4" style:display-name="Heading 4" style:family="paragraph" style:parent-style-name="Encabezado1"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puntu" style:family="paragraph" style:class="text">
      <style:paragraph-properties fo:margin-left="0.621cm" fo:margin-right="0cm" fo:text-align="justify" style:justify-single-word="false" fo:text-indent="-0.621cm" style:auto-text-indent="false">
        <style:tab-stops/>
      </style:paragraph-properties>
      <style:text-properties style:font-name="DejaVu Sans Condensed" fo:font-size="11pt"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Lanerako jardunbide nagusiak</dc:title>
    <meta:initial-creator>mleaniz</meta:initial-creator>
    <meta:creation-date>2007-03-22T09:09:00</meta:creation-date>
    <dc:date>2007-03-23T00:04:35</dc:date>
    <meta:print-date>2113-01-01T00:00:00</meta:print-date>
    <dc:language>es-ES</dc:language>
    <meta:editing-cycles>12</meta:editing-cycles>
    <meta:editing-duration>PT1H0M0S</meta:editing-duration>
    <meta:user-defined meta:name="Info 1"/>
    <meta:user-defined meta:name="Info 2"/>
    <meta:user-defined meta:name="Info 3"/>
    <meta:user-defined meta:name="Info 4"/>
    <meta:document-statistic meta:table-count="0" meta:image-count="0" meta:object-count="0" meta:page-count="4" meta:paragraph-count="63" meta:word-count="1239" meta:character-count="9105"/>
  </office:meta>
</office:document-meta>
</file>